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D0000002424040D8D2.png"/>
  <manifest:file-entry manifest:media-type="image/png" manifest:full-path="Pictures/100000000000017D0000009DB3D8B2CA.png"/>
  <manifest:file-entry manifest:media-type="image/png" manifest:full-path="Pictures/10000201000007C0000001FCABC56320.png"/>
  <manifest:file-entry manifest:media-type="image/png" manifest:full-path="Pictures/10000000000001F400000171B66B0DB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masque-presentation-title">
      <style:graphic-properties draw:fill-color="#ffffff" draw:auto-grow-height="true" fo:min-height="4.501cm"/>
    </style:style>
    <style:style style:name="pr2" style:family="presentation" style:parent-style-name="masque-presentation-subtitle">
      <style:graphic-properties draw:fill="solid" draw:fill-color="#ffffff" draw:opacity="50%" draw:auto-grow-height="true" fo:min-height="4cm" draw:shadow-opacity="50%"/>
    </style:style>
    <style:style style:name="pr3" style:family="presentation" style:parent-style-name="masque-presentation-notes">
      <style:graphic-properties draw:fill-color="#ffffff" draw:auto-grow-height="true" fo:min-height="8.491cm"/>
    </style:style>
    <style:style style:name="pr4" style:family="presentation" style:parent-style-name="Diapo-title">
      <style:graphic-properties draw:fill-color="#ffffff" draw:auto-grow-height="true" fo:min-height="1.501cm"/>
    </style:style>
    <style:style style:name="pr5" style:family="presentation" style:parent-style-name="Diapo-outline1" style:list-style-name="L3">
      <style:graphic-properties draw:fill-color="#ffffff" draw:auto-grow-height="true" fo:min-height="13.001cm"/>
    </style:style>
    <style:style style:name="pr6" style:family="presentation" style:parent-style-name="Diapo-notes">
      <style:graphic-properties draw:fill-color="#ffffff" draw:auto-grow-height="true" fo:min-height="8.491cm"/>
    </style:style>
    <style:style style:name="pr7" style:family="presentation" style:parent-style-name="Diapo-title">
      <style:graphic-properties fo:min-height="1.25cm"/>
    </style:style>
    <style:style style:name="pr8" style:family="presentation" style:parent-style-name="Diapo-outline1">
      <style:graphic-properties fo:min-height="12.323cm"/>
    </style:style>
    <style:style style:name="pr9" style:family="presentation" style:parent-style-name="Diapo-notes">
      <style:graphic-properties draw:fill-color="#ffffff" fo:min-height="8.2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text-indent="0cm"/>
      <style:text-properties fo:font-size="30pt" fo:font-weight="normal"/>
    </style:style>
    <style:style style:name="P4" style:family="paragraph">
      <style:paragraph-properties text:enable-numbering="true" fo:margin-left="1cm" fo:margin-right="0cm" fo:text-indent="-1cm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cc0033" fo:font-size="100%"/>
      </text:list-level-style-bullet>
      <text:list-level-style-bullet text:level="2" text:bullet-char="–">
        <style:list-level-properties text:space-before="0.948cm"/>
        <style:text-properties fo:font-family="Arial" style:font-family-generic="swiss" style:font-pitch="variable" fo:color="#cc0033" fo:font-size="100%"/>
      </text:list-level-style-bullet>
      <text:list-level-style-bullet text:level="3" text:bullet-char="•">
        <style:list-level-properties text:space-before="1.887cm"/>
        <style:text-properties fo:font-family="Arial" style:font-family-generic="swiss" style:font-pitch="variable" fo:color="#cc0033" fo:font-size="100%"/>
      </text:list-level-style-bullet>
      <text:list-level-style-bullet text:level="4" text:bullet-char="–">
        <style:list-level-properties text:space-before="2.844cm"/>
        <style:text-properties fo:font-family="Arial" style:font-family-generic="swiss" style:font-pitch="variable" fo:color="#cc0033" fo:font-size="100%"/>
      </text:list-level-style-bullet>
      <text:list-level-style-bullet text:level="5" text:bullet-char="»">
        <style:list-level-properties text:space-before="3.81cm"/>
        <style:text-properties fo:font-family="Arial" style:font-family-generic="swiss" style:font-pitch="variable" fo:color="#cc0033" fo:font-size="100%"/>
      </text:list-level-style-bullet>
      <text:list-level-style-bullet text:level="6" text:bullet-char="»">
        <style:list-level-properties text:space-before="3.81cm"/>
        <style:text-properties fo:font-family="Arial" style:font-family-generic="swiss" style:font-pitch="variable" fo:color="#cc0033" fo:font-size="100%"/>
      </text:list-level-style-bullet>
      <text:list-level-style-bullet text:level="7" text:bullet-char="»">
        <style:list-level-properties text:space-before="3.81cm"/>
        <style:text-properties fo:font-family="Arial" style:font-family-generic="swiss" style:font-pitch="variable" fo:color="#cc0033" fo:font-size="100%"/>
      </text:list-level-style-bullet>
      <text:list-level-style-bullet text:level="8" text:bullet-char="»">
        <style:list-level-properties text:space-before="3.81cm"/>
        <style:text-properties fo:font-family="Arial" style:font-family-generic="swiss" style:font-pitch="variable" fo:color="#cc0033" fo:font-size="100%"/>
      </text:list-level-style-bullet>
      <text:list-level-style-bullet text:level="9" text:bullet-char="»">
        <style:list-level-properties text:space-before="3.81cm"/>
        <style:text-properties fo:font-family="Arial" style:font-family-generic="swiss" style:font-pitch="variable" fo:color="#cc00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1cm"/>
        <style:text-properties fo:font-family="StarSymbol" style:font-charset="x-symbol" fo:color="#c00d2d" fo:font-size="100%"/>
      </text:list-level-style-bullet>
      <text:list-level-style-bullet text:level="2" text:bullet-char="✔">
        <style:list-level-properties text:space-before="0.961cm" text:min-label-width="1cm"/>
        <style:text-properties fo:font-family="StarSymbol" style:font-charset="x-symbol" fo:color="#c00d2d" fo:font-size="100%"/>
      </text:list-level-style-bullet>
      <text:list-level-style-bullet text:level="3" text:bullet-char="✔">
        <style:list-level-properties text:space-before="1.887cm" text:min-label-width="1cm"/>
        <style:text-properties fo:font-family="StarSymbol" style:font-charset="x-symbol" fo:color="#c00d2d" fo:font-size="100%"/>
      </text:list-level-style-bullet>
      <text:list-level-style-bullet text:level="4" text:bullet-char="✔">
        <style:list-level-properties text:space-before="2.857cm" text:min-label-width="1cm"/>
        <style:text-properties fo:font-family="StarSymbol" style:font-charset="x-symbol" fo:color="#c00d2d" fo:font-size="100%"/>
      </text:list-level-style-bullet>
      <text:list-level-style-bullet text:level="5" text:bullet-char="✔">
        <style:list-level-properties text:space-before="3.814cm" text:min-label-width="1cm"/>
        <style:text-properties fo:font-family="StarSymbol" style:font-charset="x-symbol" fo:color="#c00d2d" fo:font-size="100%"/>
      </text:list-level-style-bullet>
      <text:list-level-style-bullet text:level="6" text:bullet-char="✔">
        <style:list-level-properties text:space-before="3.814cm" text:min-label-width="1cm"/>
        <style:text-properties fo:font-family="StarSymbol" style:font-charset="x-symbol" fo:color="#c00d2d" fo:font-size="100%"/>
      </text:list-level-style-bullet>
      <text:list-level-style-bullet text:level="7" text:bullet-char="✔">
        <style:list-level-properties text:space-before="3.814cm" text:min-label-width="1cm"/>
        <style:text-properties fo:font-family="StarSymbol" style:font-charset="x-symbol" fo:color="#c00d2d" fo:font-size="100%"/>
      </text:list-level-style-bullet>
      <text:list-level-style-bullet text:level="8" text:bullet-char="✔">
        <style:list-level-properties text:space-before="3.814cm" text:min-label-width="1cm"/>
        <style:text-properties fo:font-family="StarSymbol" style:font-charset="x-symbol" fo:color="#c00d2d" fo:font-size="100%"/>
      </text:list-level-style-bullet>
      <text:list-level-style-bullet text:level="9" text:bullet-char="✔">
        <style:list-level-properties text:space-before="4.8cm" text:min-label-width="1cm"/>
        <style:text-properties fo:font-family="StarSymbol" style:font-charset="x-symbol" fo:color="#c00d2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remière page" draw:style-name="dp1" draw:master-page-name="masque-presentation" presentation:presentation-page-layout-name="AL1T0">
        <office:forms form:automatic-focus="false" form:apply-design-mode="false"/>
        <draw:frame presentation:style-name="pr1" draw:text-style-name="P1" draw:layer="layout" svg:width="27.52cm" svg:height="4.501cm" svg:x="0cm" svg:y="4.9cm" presentation:class="title">
          <draw:text-box>
            <text:p text:style-name="P1">Protocole ActiveSync</text:p>
          </draw:text-box>
        </draw:frame>
        <draw:frame presentation:style-name="pr2" draw:text-style-name="P1" draw:layer="layout" svg:width="15cm" svg:height="4cm" svg:x="6.5cm" svg:y="11cm" presentation:class="subtitle" presentation:user-transformed="true">
          <draw:text-box draw:corner-radius="1cm">
            <text:p text:style-name="P1">Introduction</text:p>
          </draw:text-box>
        </draw:frame>
        <presentation:notes draw:style-name="dp2">
          <draw:page-thumbnail draw:style-name="gr1" draw:layer="layout" svg:width="10.217cm" svg:height="7.074cm" svg:x="8.695cm" svg:y="1.419cm" draw:page-number="1" presentation:class="page"/>
          <draw:frame presentation:style-name="pr3" draw:text-style-name="P2" draw:layer="layout" svg:width="20.241cm" svg:height="8.491cm" svg:x="3.672cm" svg:y="8.964cm" presentation:class="notes" presentation:placeholder="true">
            <draw:text-box/>
          </draw:frame>
        </presentation:notes>
      </draw:page>
      <draw:page draw:name="page2" draw:style-name="dp3" draw:master-page-name="Diapo" presentation:presentation-page-layout-name="AL2T1">
        <office:forms form:automatic-focus="false" form:apply-design-mode="false"/>
        <draw:frame draw:style-name="gr2" draw:text-style-name="P1" draw:layer="layout" svg:width="0.5cm" svg:height="1.187cm" svg:x="0cm" svg:y="4.5cm">
          <draw:text-box>
            <text:p/>
          </draw:text-box>
        </draw:frame>
        <draw:frame presentation:style-name="pr4" draw:text-style-name="P3" draw:layer="layout" svg:width="19cm" svg:height="1.501cm" svg:x="7.5cm" svg:y="1cm" presentation:class="title">
          <draw:text-box>
            <text:p text:style-name="P3">Les bases</text:p>
          </draw:text-box>
        </draw:frame>
        <draw:frame presentation:style-name="pr5" draw:text-style-name="P4" draw:layer="layout" svg:width="25.57cm" svg:height="13.001cm" svg:x="1cm" svg:y="4cm" presentation:class="outline" presentation:user-transformed="true">
          <draw:text-box>
            <text:list text:style-name="L3">
              <text:list-item>
                <text:p text:style-name="P1">Protocole basé sur http</text:p>
                <text:list>
                  <text:list-item>
                    <text:p text:style-name="P1">Des requêtes post à l'url /Microsoft-Server-ActiveSync</text:p>
                  </text:list-item>
                  <text:list-item>
                    <text:p text:style-name="P1">Du wbxml (version binaire de xml) est échangé</text:p>
                  </text:list-item>
                </text:list>
              </text:list-item>
              <text:list-item>
                <text:p>Implémenté complètement par l'iPhone</text:p>
              </text:list-item>
              <text:list-item>
                <text:p>Implémenté complètement par les Windows Mobile</text:p>
              </text:list-item>
              <text:list-item>
                <text:p>Implémenté pour le mail sur les nokia Nxx et Exx</text:p>
              </text:list-item>
              <text:list-item>
                <text:p>Implémenté complètement à partir du nokia N97 (second trimestre)</text:p>
              </text:list-item>
              <text:list-item>
                <text:p>Implémenté par Blackberry Enterprise Server (plus besoin d'un connecteur supplémentaire pour le mail, et PIM en plus)</text:p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2" presentation:class="page"/>
          <draw:frame presentation:style-name="pr6" draw:text-style-name="P2" draw:layer="layout" svg:width="20.241cm" svg:height="8.491cm" svg:x="3.672cm" svg:y="8.964cm" presentation:class="notes" presentation:placeholder="true">
            <draw:text-box/>
          </draw:frame>
        </presentation:notes>
      </draw:page>
      <draw:page draw:name="page3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Wbxml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Une spec du w3c</text:p>
              </text:list-item>
              <text:list-item>
                <text:p>Implémentation spécifique pour chaque application</text:p>
              </text:list-item>
              <text:list-item>
                <text:p>+ : compact pour utilisation OTA (over-the-air)</text:p>
              </text:list-item>
              <text:list-item>
                <text:p>- : debousage au hexdump</text:p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3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4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Wbxml, principes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Conversion en binaire d'un doc xml</text:p>
              </text:list-item>
              <text:list-item>
                <text:p>À chaque élément d'un namespace, un code est associé</text:p>
              </text:list-item>
              <text:list-item>
                <text:p>Chaque élément est codé en binaire « son code » + 64</text:p>
              </text:list-item>
              <text:list-item>
                <text:p>0x00, « code page » permet de sélectionner un namespace</text:p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4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5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ActiveSync et wbxml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Définis 20 pages de code wbxml, soit 20 namespaces xml</text:p>
              </text:list-item>
              <text:list-item>
                <text:p>40 xml schemas, 20 pour les request, 20 pour les responses</text:p>
              </text:list-item>
              <text:list-item>
                <text:p>Plusieurs namespaces utilisés lors d'un dialogue</text:p>
              </text:list-item>
              <text:list-item>
                <text:p>Exemple de page de code :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14.098cm" svg:height="2.915cm" svg:x="2.561cm" svg:y="10.6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Elément XML</text:p>
              </table:table-cell>
              <table:table-cell>
                <text:p>code</text:p>
              </table:table-cell>
            </table:table-row>
            <table:table-row table:style-name="ro1" table:default-cell-style-name="ce1">
              <table:table-cell>
                <text:p>Sync</text:p>
              </table:table-cell>
              <table:table-cell>
                <text:p>0x05</text:p>
              </table:table-cell>
            </table:table-row>
            <table:table-row table:style-name="ro1" table:default-cell-style-name="ce1">
              <table:table-cell>
                <text:p>SyncKey</text:p>
              </table:table-cell>
              <table:table-cell>
                <text:p>0x0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0.217cm" svg:height="7.074cm" svg:x="8.695cm" svg:y="1.419cm" draw:page-number="5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6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URLs utilisées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Des posts à des addresses du type :</text:p>
              </text:list-item>
              <text:list-item>
                <text:p>/Microsoft-Server-ActiveSync?User=t&amp;DevId=d&amp;DevType=iPhone&amp;Cmd=SendMail</text:p>
              </text:list-item>
              <text:list-item>
                <text:p>Avec un wbxml posté + quelques headers http spécifiques</text:p>
                <text:list>
                  <text:list-item>
                    <text:p>MS-Asprotocolversion: 2.5</text:p>
                  </text:list-item>
                  <text:list-item>
                    <text:p>Content-Type: application/vnd.ms-sync.wbxml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6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7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Le dialogue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Même principe que SyncML : échange de SyncKey pour savoir quel est la dernière chose « commitée » sur le pda</text:p>
              </text:list-item>
              <text:list-item>
                <text:p>Un enchainement de requêtes faites par le PDA</text:p>
              </text:list-item>
              <text:list-item>
                <text:p>Le super-push-active-sync-qui-roxe-des-poneys, ben c'est du « poll », tout simplement :</text:p>
                <text:list>
                  <text:list-item>
                    <text:p>Le pda refait un dialogue très très régulièrement</text:p>
                  </text:list-item>
                  <text:list-item>
                    <text:p>Par exemple réglage par défaut à 3min sur iPhone</text:p>
                  </text:list-item>
                  <text:list-item>
                    <text:p>Non paramétrable sur windows mobile, mais du même ordr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7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8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L'ordre des demandes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...&amp;Cmd=Provision :</text:p>
                <text:list>
                  <text:list-item>
                    <text:p>Requête optionnelle pour récupérer la policy de sécurité du serveur</text:p>
                  </text:list-item>
                  <text:list-item>
                    <text:p>Le PDA n'est pas obligé de la demander</text:p>
                  </text:list-item>
                </text:list>
              </text:list-item>
              <text:list-item>
                <text:p>...&amp;Cmd=FolderSync :</text:p>
                <text:list>
                  <text:list-item>
                    <text:p>Le PDA demande les changements effectués dans la hierarchie de dossiers, calendrierS (au pluriel), dossiers de contacts, de tâches et accessoirement de messagerie</text:p>
                  </text:list-item>
                </text:list>
              </text:list-item>
              <text:list-item>
                <text:p>...&amp;Cmd=GetItemEstimate :</text:p>
                <text:list>
                  <text:list-item>
                    <text:p>Pour chaque dossier par lesquels le pda est interressé, il demande combien d'éléments ont changés depuis « SyncKey » (SyncKey == date de dernière synchro</text:p>
                  </text:list-item>
                  <text:list-item>
                    <text:p>Sert simplement à calibrer la progress bar du téléphon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8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9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La suite des demandes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...&amp;Cmd=Sync</text:p>
                <text:list>
                  <text:list-item>
                    <text:p>Pour un dossier donné (un cal == un dossier), demande ET envoie les données modifiées au serveur</text:p>
                  </text:list-item>
                  <text:list-item>
                    <text:p>Les données sont encapsulées dans un élément &lt;ApplicationData&gt;</text:p>
                  </text:list-item>
                </text:list>
              </text:list-item>
              <text:list-item>
                <text:p>Une spec supplémentaire pour chaque type de données</text:p>
                <text:list>
                  <text:list-item>
                    <text:p>Une spec pour les contacts</text:p>
                  </text:list-item>
                  <text:list-item>
                    <text:p>Une pour le calendrier</text:p>
                  </text:list-item>
                  <text:list-item>
                    <text:p>Une pour les taches (oui tache != event dans le monde Microsoft)</text:p>
                  </text:list-item>
                  <text:list-item>
                    <text:p>Plusieurs pour les mail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9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10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Etat de l'art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Mon implémentation en est à la requête Sync</text:p>
              </text:list-item>
              <text:list-item>
                <text:p>FolderSync &amp; GetItemEstimate OK</text:p>
              </text:list-item>
              <text:list-item>
                <text:p>Codage wbxml « semi ok »</text:p>
              </text:list-item>
              <text:list-item>
                <text:p>Parles correctement avec iPhone et WM 6.1</text:p>
              </text:list-item>
              <text:list-item>
                <text:p>Mon client (indispensable pour tests unitaires et récupération d'exemples) cause correctement à exchange 2k7</text:p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10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11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Etat de l'art (2)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Z-Push, implémentation PHP du protocole fonctionne avec :</text:p>
                <text:list>
                  <text:list-item>
                    <text:p>Iphone</text:p>
                  </text:list-item>
                  <text:list-item>
                    <text:p>Ne fonctionne pas avec windows mobile 6.1 (!!!)</text:p>
                  </text:list-item>
                </text:list>
              </text:list-item>
              <text:list-item>
                <text:p>Zimbra Mobile</text:p>
                <text:list>
                  <text:list-item>
                    <text:p>Implémentation Java mais non open sourc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11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12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Reverse-engineering for dummies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Zpush pas parfait, php → java insuffisant</text:p>
              </text:list-item>
              <text:list-item>
                <text:p>Environnement de dev assez chiant :</text:p>
                <text:list>
                  <text:list-item>
                    <text:p>Une VM avec exchange 2k7</text:p>
                  </text:list-item>
                  <text:list-item>
                    <text:p>Une VM avec Zpush svn</text:p>
                  </text:list-item>
                  <text:list-item>
                    <text:p>O-Posh sur l'host dans eclipse sur le port 8081 avec un apache qui reverse proxy depuis le port 80, car port non paramétrable sur les téléphones</text:p>
                  </text:list-item>
                  <text:list-item>
                    <text:p>Pas de client à disposition, seul ceux intégrés aux PDAs</text:p>
                  </text:list-item>
                </text:list>
              </text:list-item>
              <text:list-item>
                <text:p>Obligation de coder aussi un client, pour enregistrer les réponses wbxml du zpush et d'exchange pour avoir des data de test</text:p>
                <text:list>
                  <text:list-item>
                    <text:p>(pas de unit tests dans le svn public du zpush)</text:p>
                  </text:list-item>
                </text:list>
              </text:list-item>
              <text:list-item>
                <text:p>Specs Microsoft dispos</text:p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12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13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What works !</text:p>
          </draw:text-box>
        </draw:frame>
        <draw:frame presentation:style-name="pr8" draw:layer="layout" svg:width="25.57cm" svg:height="12.323cm" svg:x="1cm" svg:y="4cm" presentation:class="outline">
          <draw:text-box>
            <text:list text:style-name="L3">
              <text:list-item>
                <text:p>Création du compte sur l'iPhone</text:p>
              </text:list-item>
              <text:list-item>
                <text:p>On va dans l'application de mail</text:p>
              </text:list-item>
              <text:list-item>
                <text:p>La liste de dossiers mails est bien récupérée</text:p>
              </text:list-item>
              <text:list-item>
                <text:p>Quand on va dans un dossier, il faut la requête, récupère 0 mails mais restes dans l'état...</text:p>
              </text:list-item>
            </text:list>
          </draw:text-box>
        </draw:frame>
        <presentation:notes draw:style-name="dp4">
          <draw:page-thumbnail draw:style-name="gr1" draw:layer="layout" svg:width="10.217cm" svg:height="7.074cm" svg:x="8.695cm" svg:y="1.419cm" draw:page-number="13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page14" draw:style-name="dp3" draw:master-page-name="Diapo" presentation:presentation-page-layout-name="AL2T1">
        <office:forms form:automatic-focus="false" form:apply-design-mode="false"/>
        <draw:frame presentation:style-name="pr7" draw:layer="layout" svg:width="19cm" svg:height="1.25cm" svg:x="7.5cm" svg:y="1.125cm" presentation:class="title">
          <draw:text-box>
            <text:p>...</text:p>
          </draw:text-box>
        </draw:frame>
        <draw:frame presentation:style-name="pr8" draw:layer="layout" svg:width="25.57cm" svg:height="12.323cm" svg:x="1cm" svg:y="4cm" presentation:class="outline" presentation:placeholder="true">
          <draw:text-box/>
        </draw:frame>
        <draw:custom-shape draw:style-name="gr3" draw:text-style-name="P6" draw:layer="layout" svg:width="20cm" svg:height="9.5cm" svg:x="6cm" svg:y="6cm">
          <text:p text:style-name="P5"><text:span text:style-name="T1">Sync OK :-)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4">
          <draw:page-thumbnail draw:style-name="gr1" draw:layer="layout" svg:width="10.217cm" svg:height="7.074cm" svg:x="8.695cm" svg:y="1.419cm" draw:page-number="14" presentation:class="page"/>
          <draw:frame presentation:style-name="pr9" draw:layer="layout" svg:width="20.241cm" svg:height="8.24cm" svg:x="3.672cm" svg:y="8.964cm" presentation:class="notes" presentation:placeholder="true">
            <draw:text-box/>
          </draw:frame>
        </presentation:notes>
      </draw:page>
      <draw:page draw:name="Merci de votre attention" draw:style-name="dp3" draw:master-page-name="masque-presentation" presentation:presentation-page-layout-name="AL3T19">
        <office:forms form:automatic-focus="false" form:apply-design-mode="false"/>
        <draw:frame presentation:style-name="pr1" draw:text-style-name="P1" draw:layer="layout" svg:width="27.52cm" svg:height="4.501cm" svg:x="0cm" svg:y="4.9cm" presentation:class="title">
          <draw:text-box>
            <text:p text:style-name="P1">MERCI DE VOTRE ATTENTION</text:p>
          </draw:text-box>
        </draw:frame>
        <presentation:notes draw:style-name="dp2">
          <draw:page-thumbnail draw:style-name="gr1" draw:layer="layout" svg:width="10.217cm" svg:height="7.074cm" svg:x="8.695cm" svg:y="1.419cm" draw:page-number="15" presentation:class="page"/>
          <draw:frame presentation:style-name="pr3" draw:text-style-name="P2" draw:layer="layout" svg:width="20.241cm" svg:height="8.491cm" svg:x="3.672cm" svg:y="8.964cm" presentation:class="notes" presentation:placeholder="true">
            <draw:text-box/>
          </draw:frame>
        </presentation:notes>
      </draw:page>
      <presentation:settings presentation:endless="true" presentation:pause="PT00H00M10S"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5" draw:display-name="Gradient 15" draw:style="linear" draw:start-color="#c00d2d" draw:end-color="#ffffff" draw:start-intensity="100%" draw:end-intensity="100%" draw:angle="300" draw:border="0%"/>
    <draw:gradient draw:name="Gradient_20_25" draw:display-name="Gradient 25" draw:style="linear" draw:start-color="#ff3366" draw:end-color="#ffffff" draw:start-intensity="100%" draw:end-intensity="100%" draw:angle="300" draw:border="60%"/>
    <draw:gradient draw:name="Gradient_20_7" draw:display-name="Gradient 7" draw:style="linear" draw:start-color="#ff3333" draw:end-color="#ffff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fr" style:country-asian="FR" style:font-family-complex="Arial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fr" fo:country="FR" style:font-size-asian="21.2000007629395pt" style:language-asian="fr" style:country-asian="FR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fr" fo:country="FR" style:font-family-asian="StarSymbol, 'Arial Unicode MS'" style:font-charset-asian="x-symbol" style:language-asian="fr" style:country-asian="FR" style:font-family-complex="StarSymbol, 'Arial Unicode MS'" style:font-charset-complex="x-symbol" style:font-size-complex="15.8999996185303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iapo-background" style:family="presentation">
      <style:graphic-properties draw:stroke="none" draw:fill="none" draw:fill-color="#b3b3b3" draw:fill-image-width="0cm" draw:fill-image-height="0cm" draw:textarea-horizontal-align="center" draw:textarea-vertical-align="middle" draw:shadow="hidden"/>
      <style:paragraph-properties fo:text-align="center"/>
    </style:style>
    <style:style style:name="Diapo-backgroundobjects" style:family="presentation">
      <style:graphic-properties draw:shadow="hidden" draw:shadow-offset-x="0.3cm" draw:shadow-offset-y="0.3cm" draw:shadow-color="#808080">
        <text:list-style style:name="Diap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59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9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9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9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9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9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9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9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9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9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iapo-notes" style:family="presentation">
      <style:graphic-properties draw:stroke="none" draw:fill="none">
        <text:list-style style:name="Diap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iapo-outline1" style:family="presentation">
      <style:graphic-properties draw:stroke="none" draw:fill="none">
        <text:list-style style:name="Diapo-outline1">
          <text:list-level-style-bullet text:level="1" text:bullet-char="✔">
            <style:list-level-properties text:min-label-width="1cm"/>
            <style:text-properties fo:font-family="StarSymbol" style:font-charset="x-symbol" fo:color="#c00d2d" fo:font-size="100%"/>
          </text:list-level-style-bullet>
          <text:list-level-style-bullet text:level="2" text:bullet-char="✔">
            <style:list-level-properties text:space-before="0.961cm" text:min-label-width="1cm"/>
            <style:text-properties fo:font-family="StarSymbol" style:font-charset="x-symbol" fo:color="#c00d2d" fo:font-size="100%"/>
          </text:list-level-style-bullet>
          <text:list-level-style-bullet text:level="3" text:bullet-char="✔">
            <style:list-level-properties text:space-before="1.887cm" text:min-label-width="1cm"/>
            <style:text-properties fo:font-family="StarSymbol" style:font-charset="x-symbol" fo:color="#c00d2d" fo:font-size="100%"/>
          </text:list-level-style-bullet>
          <text:list-level-style-bullet text:level="4" text:bullet-char="✔">
            <style:list-level-properties text:space-before="2.857cm" text:min-label-width="1cm"/>
            <style:text-properties fo:font-family="StarSymbol" style:font-charset="x-symbol" fo:color="#c00d2d" fo:font-size="100%"/>
          </text:list-level-style-bullet>
          <text:list-level-style-bullet text:level="5" text:bullet-char="✔">
            <style:list-level-properties text:space-before="3.814cm" text:min-label-width="1cm"/>
            <style:text-properties fo:font-family="StarSymbol" style:font-charset="x-symbol" fo:color="#c00d2d" fo:font-size="100%"/>
          </text:list-level-style-bullet>
          <text:list-level-style-bullet text:level="6" text:bullet-char="✔">
            <style:list-level-properties text:space-before="3.814cm" text:min-label-width="1cm"/>
            <style:text-properties fo:font-family="StarSymbol" style:font-charset="x-symbol" fo:color="#c00d2d" fo:font-size="100%"/>
          </text:list-level-style-bullet>
          <text:list-level-style-bullet text:level="7" text:bullet-char="✔">
            <style:list-level-properties text:space-before="3.814cm" text:min-label-width="1cm"/>
            <style:text-properties fo:font-family="StarSymbol" style:font-charset="x-symbol" fo:color="#c00d2d" fo:font-size="100%"/>
          </text:list-level-style-bullet>
          <text:list-level-style-bullet text:level="8" text:bullet-char="✔">
            <style:list-level-properties text:space-before="3.814cm" text:min-label-width="1cm"/>
            <style:text-properties fo:font-family="StarSymbol" style:font-charset="x-symbol" fo:color="#c00d2d" fo:font-size="100%"/>
          </text:list-level-style-bullet>
          <text:list-level-style-bullet text:level="9" text:bullet-char="✔">
            <style:list-level-properties text:space-before="4.8cm" text:min-label-width="1cm"/>
            <style:text-properties fo:font-family="StarSymbol" style:font-charset="x-symbol" fo:color="#c00d2d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cm" fo:margin-bottom="0.4cm" fo:line-height="85%" fo:text-align="start" fo:text-indent="0cm" style:punctuation-wrap="simple" style:line-break="normal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iapo-outline2" style:family="presentation" style:parent-style-name="Diapo-outline1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3" style:family="presentation" style:parent-style-name="Diapo-outline2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114cm"/>
          <style:tab-stop style:position="1.362cm"/>
          <style:tab-stop style:position="2.61cm"/>
          <style:tab-stop style:position="3.858cm"/>
          <style:tab-stop style:position="5.106cm"/>
          <style:tab-stop style:position="6.354cm"/>
          <style:tab-stop style:position="7.602cm"/>
          <style:tab-stop style:position="8.85cm"/>
          <style:tab-stop style:position="10.098cm"/>
          <style:tab-stop style:position="11.346cm"/>
          <style:tab-stop style:position="12.594cm"/>
          <style:tab-stop style:position="13.842cm"/>
          <style:tab-stop style:position="15.09cm"/>
          <style:tab-stop style:position="16.338cm"/>
          <style:tab-stop style:position="17.585cm"/>
          <style:tab-stop style:position="18.833cm"/>
          <style:tab-stop style:position="20.081cm"/>
          <style:tab-stop style:position="21.329cm"/>
          <style:tab-stop style:position="22.577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4" style:family="presentation" style:parent-style-name="Diapo-outline3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5" style:family="presentation" style:parent-style-name="Diapo-outline4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6" style:family="presentation" style:parent-style-name="Diapo-outline5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7" style:family="presentation" style:parent-style-name="Diapo-outline6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8" style:family="presentation" style:parent-style-name="Diapo-outline7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outline9" style:family="presentation" style:parent-style-name="Diapo-outline8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Diapo-subtitle" style:family="presentation">
      <style:graphic-properties draw:stroke="none" draw:fill="none" draw:textarea-vertical-align="middle">
        <text:list-style style:name="Diapo-subtitle">
          <text:list-level-style-bullet text:level="1" text:bullet-char="•">
            <style:list-level-properties/>
            <style:text-properties fo:font-family="Arial" style:font-family-generic="swiss" style:font-pitch="variable" fo:color="#cc0033" fo:font-size="100%"/>
          </text:list-level-style-bullet>
          <text:list-level-style-bullet text:level="2" text:bullet-char="–">
            <style:list-level-properties text:space-before="0.948cm"/>
            <style:text-properties fo:font-family="Arial" style:font-family-generic="swiss" style:font-pitch="variable" fo:color="#cc0033" fo:font-size="100%"/>
          </text:list-level-style-bullet>
          <text:list-level-style-bullet text:level="3" text:bullet-char="•">
            <style:list-level-properties text:space-before="1.887cm"/>
            <style:text-properties fo:font-family="Arial" style:font-family-generic="swiss" style:font-pitch="variable" fo:color="#cc0033" fo:font-size="100%"/>
          </text:list-level-style-bullet>
          <text:list-level-style-bullet text:level="4" text:bullet-char="–">
            <style:list-level-properties text:space-before="2.844cm"/>
            <style:text-properties fo:font-family="Arial" style:font-family-generic="swiss" style:font-pitch="variable" fo:color="#cc0033" fo:font-size="100%"/>
          </text:list-level-style-bullet>
          <text:list-level-style-bullet text:level="5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6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7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8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9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line-height="85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iapo-title" style:family="presentation">
      <style:graphic-properties draw:stroke="none" draw:fill="none" draw:textarea-vertical-align="middle">
        <text:list-style style:name="Diapo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end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666666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masque-presentation-background" style:family="presentation">
      <style:graphic-properties draw:stroke="none" draw:fill="none" draw:fill-color="#eaeaea" draw:fill-image-width="0cm" draw:fill-image-height="0cm" draw:textarea-horizontal-align="center" draw:textarea-vertical-align="middle" draw:shadow="hidden"/>
      <style:paragraph-properties fo:text-align="center"/>
    </style:style>
    <style:style style:name="masque-presentation-backgroundobjects" style:family="presentation">
      <style:graphic-properties draw:shadow="hidden" draw:shadow-offset-x="0.3cm" draw:shadow-offset-y="0.3cm" draw:shadow-color="#808080"/>
    </style:style>
    <style:style style:name="masque-presentation-notes" style:family="presentation">
      <style:graphic-properties draw:stroke="none" draw:fill="none">
        <text:list-style style:name="masque-presentatio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masque-presentation-outline1" style:family="presentation">
      <style:graphic-properties draw:stroke="none" draw:fill="none">
        <text:list-style style:name="masque-presentation-outline1">
          <text:list-level-style-bullet text:level="1" text:bullet-char="•">
            <style:list-level-properties text:min-label-width="0.458cm"/>
            <style:text-properties fo:font-family="Arial" style:font-family-generic="swiss" style:font-pitch="variable" fo:color="#cc0033" fo:font-size="100%"/>
          </text:list-level-style-bullet>
          <text:list-level-style-bullet text:level="2" text:bullet-char="–">
            <style:list-level-properties text:space-before="0.961cm" text:min-label-width="0.458cm"/>
            <style:text-properties fo:font-family="Arial" style:font-family-generic="swiss" style:font-pitch="variable" fo:color="#cc0033" fo:font-size="100%"/>
          </text:list-level-style-bullet>
          <text:list-level-style-bullet text:level="3" text:bullet-char="•">
            <style:list-level-properties text:space-before="1.887cm" text:min-label-width="0.494cm"/>
            <style:text-properties fo:font-family="Arial" style:font-family-generic="swiss" style:font-pitch="variable" fo:color="#cc0033" fo:font-size="100%"/>
          </text:list-level-style-bullet>
          <text:list-level-style-bullet text:level="4" text:bullet-char="–">
            <style:list-level-properties text:space-before="2.857cm" text:min-label-width="0.459cm"/>
            <style:text-properties fo:font-family="Arial" style:font-family-generic="swiss" style:font-pitch="variable" fo:color="#cc0033" fo:font-size="100%"/>
          </text:list-level-style-bullet>
          <text:list-level-style-bullet text:level="5" text:bullet-char="»">
            <style:list-level-properties text:space-before="3.814cm" text:min-label-width="0.463cm"/>
            <style:text-properties fo:font-family="Arial" style:font-family-generic="swiss" style:font-pitch="variable" fo:color="#cc0033" fo:font-size="100%"/>
          </text:list-level-style-bullet>
          <text:list-level-style-bullet text:level="6" text:bullet-char="»">
            <style:list-level-properties text:space-before="3.814cm" text:min-label-width="0.463cm"/>
            <style:text-properties fo:font-family="Arial" style:font-family-generic="swiss" style:font-pitch="variable" fo:color="#cc0033" fo:font-size="100%"/>
          </text:list-level-style-bullet>
          <text:list-level-style-bullet text:level="7" text:bullet-char="»">
            <style:list-level-properties text:space-before="3.814cm" text:min-label-width="0.463cm"/>
            <style:text-properties fo:font-family="Arial" style:font-family-generic="swiss" style:font-pitch="variable" fo:color="#cc0033" fo:font-size="100%"/>
          </text:list-level-style-bullet>
          <text:list-level-style-bullet text:level="8" text:bullet-char="»">
            <style:list-level-properties text:space-before="3.814cm" text:min-label-width="0.463cm"/>
            <style:text-properties fo:font-family="Arial" style:font-family-generic="swiss" style:font-pitch="variable" fo:color="#cc00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8cm" fo:margin-bottom="0cm" fo:line-height="85%" fo:text-align="start" fo:text-indent="0cm" style:punctuation-wrap="simple" style:line-break="normal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masque-presentation-outline2" style:family="presentation" style:parent-style-name="masque-presentation-outline1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3" style:family="presentation" style:parent-style-name="masque-presentation-outline2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114cm"/>
          <style:tab-stop style:position="1.362cm"/>
          <style:tab-stop style:position="2.61cm"/>
          <style:tab-stop style:position="3.858cm"/>
          <style:tab-stop style:position="5.106cm"/>
          <style:tab-stop style:position="6.354cm"/>
          <style:tab-stop style:position="7.602cm"/>
          <style:tab-stop style:position="8.85cm"/>
          <style:tab-stop style:position="10.098cm"/>
          <style:tab-stop style:position="11.346cm"/>
          <style:tab-stop style:position="12.594cm"/>
          <style:tab-stop style:position="13.842cm"/>
          <style:tab-stop style:position="15.09cm"/>
          <style:tab-stop style:position="16.338cm"/>
          <style:tab-stop style:position="17.585cm"/>
          <style:tab-stop style:position="18.833cm"/>
          <style:tab-stop style:position="20.081cm"/>
          <style:tab-stop style:position="21.329cm"/>
          <style:tab-stop style:position="22.577cm"/>
          <style:tab-stop style:position="23.8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4" style:family="presentation" style:parent-style-name="masque-presentation-outline3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5" style:family="presentation" style:parent-style-name="masque-presentation-outline4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6" style:family="presentation" style:parent-style-name="masque-presentation-outline5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7" style:family="presentation" style:parent-style-name="masque-presentation-outline6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8" style:family="presentation" style:parent-style-name="masque-presentation-outline7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outline9" style:family="presentation" style:parent-style-name="masque-presentation-outline8">
      <style:paragraph-properties fo:margin-left="0cm" fo:margin-right="0cm" fo:margin-top="0.277cm" fo:margin-bottom="0cm" fo:line-height="85%" fo:text-align="start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masque-presentation-subtitle" style:family="presentation">
      <style:graphic-properties draw:stroke="none" draw:fill="none" draw:textarea-vertical-align="middle">
        <text:list-style style:name="masque-presentation-subtitle">
          <text:list-level-style-bullet text:level="1" text:bullet-char="•">
            <style:list-level-properties/>
            <style:text-properties fo:font-family="Arial" style:font-family-generic="swiss" style:font-pitch="variable" fo:color="#cc0033" fo:font-size="100%"/>
          </text:list-level-style-bullet>
          <text:list-level-style-bullet text:level="2" text:bullet-char="–">
            <style:list-level-properties text:space-before="0.948cm"/>
            <style:text-properties fo:font-family="Arial" style:font-family-generic="swiss" style:font-pitch="variable" fo:color="#cc0033" fo:font-size="100%"/>
          </text:list-level-style-bullet>
          <text:list-level-style-bullet text:level="3" text:bullet-char="•">
            <style:list-level-properties text:space-before="1.887cm"/>
            <style:text-properties fo:font-family="Arial" style:font-family-generic="swiss" style:font-pitch="variable" fo:color="#cc0033" fo:font-size="100%"/>
          </text:list-level-style-bullet>
          <text:list-level-style-bullet text:level="4" text:bullet-char="–">
            <style:list-level-properties text:space-before="2.844cm"/>
            <style:text-properties fo:font-family="Arial" style:font-family-generic="swiss" style:font-pitch="variable" fo:color="#cc0033" fo:font-size="100%"/>
          </text:list-level-style-bullet>
          <text:list-level-style-bullet text:level="5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6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7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8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9" text:bullet-char="»">
            <style:list-level-properties text:space-before="3.81cm"/>
            <style:text-properties fo:font-family="Arial" style:font-family-generic="swiss" style:font-pitch="variable" fo:color="#cc003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9cm" fo:margin-bottom="0cm" fo:line-height="85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masque-presentation-title" style:family="presentation">
      <style:graphic-properties draw:stroke="none" draw:fill="none" draw:textarea-vertical-align="middle">
        <text:list-style style:name="masqu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666666" style:text-outline="false" style:text-line-through-style="none" style:text-position="0% 100%" fo:font-family="Arial" style:font-style-name="Negreta" style:font-family-generic="swiss" style:font-pitch="variable" fo:font-size="48pt" fo:font-style="normal" fo:text-shadow="none" style:text-underline-style="none" fo:font-weight="bold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59cm" fo:page-height="18.87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none" draw:fill-color="#b3b3b3" draw:fill-image-width="0cm" draw:fill-image-height="0cm"/>
    </style:style>
    <style:style style:name="Mdp2" style:family="drawing-page">
      <style:drawing-page-properties draw:background-size="border" draw:fill="none" draw:fill-color="#eaea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3cm"/>
    </style:style>
    <style:style style:name="Mgr3" style:family="graphic" style:parent-style-name="standard">
      <style:graphic-properties draw:stroke="none" draw:fill="solid" draw:fill-color="#c00d2d" draw:fill-gradient-name="Gradient_20_25" draw:opacity="80%" draw:textarea-horizontal-align="center" draw:textarea-vertical-align="middle" draw:shadow-opacity="80%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draw:fill="none" draw:fill-color="#ffffff" draw:auto-grow-width="true" fo:min-height="0.7cm" fo:min-width="3.779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gr10" style:family="graphic" style:parent-style-name="standard">
      <style:graphic-properties draw:stroke="none" draw:fill="solid" draw:fill-color="#c00d2d" draw:fill-gradient-name="Gradient_20_15" draw:opacity="80%" draw:opacity-name="" draw:textarea-horizontal-align="center" draw:textarea-vertical-align="middle" draw:shadow-opacity="80%"/>
    </style:style>
    <style:style style:name="Mpr1" style:family="presentation" style:parent-style-name="Diapo-title">
      <style:graphic-properties draw:fill-color="#ffffff" draw:auto-grow-height="false" fo:min-height="3.181cm"/>
    </style:style>
    <style:style style:name="Mpr2" style:family="presentation" style:parent-style-name="Diapo-backgroundobjects">
      <style:graphic-properties svg:stroke-width="0.1cm" svg:stroke-color="#66666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3" style:family="presentation" style:parent-style-name="masque-presentation-title">
      <style:graphic-properties draw:fill-color="#ffffff" draw:auto-grow-height="false" fo:min-height="3.181cm"/>
    </style:style>
    <style:style style:name="Mpr4" style:family="presentation" style:parent-style-name="masque-presentation-outline1" style:list-style-name="ML4">
      <style:graphic-properties draw:auto-grow-height="false" fo:min-height="12.57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24pt"/>
    </style:style>
    <style:style style:name="MP7" style:family="paragraph">
      <style:paragraph-properties fo:margin-left="0cm" fo:margin-right="0cm" fo:text-indent="0cm"/>
      <style:text-properties fo:color="#ffffff" fo:font-family="Arial" style:font-family-generic="swiss" style:font-pitch="variable" fo:font-size="10pt" fo:font-weight="bold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style:writing-mode="lr-tb"/>
    </style:style>
    <style:style style:name="MP10" style:family="paragraph">
      <style:paragraph-properties fo:margin-left="0cm" fo:margin-right="0cm" fo:text-align="center" fo:text-indent="0cm"/>
      <style:text-properties fo:color="#4c4c4c" fo:font-size="48pt"/>
    </style:style>
    <style:style style:name="MP11" style:family="paragraph">
      <style:paragraph-properties fo:margin-left="0.458cm" fo:margin-right="0cm" fo:text-indent="-0.458cm"/>
    </style:style>
    <style:style style:name="MP12" style:family="paragraph">
      <style:paragraph-properties fo:margin-left="0cm" fo:margin-right="0cm" fo:text-align="end" fo:text-indent="0cm" style:text-autospace="none"/>
    </style:style>
    <style:style style:name="MP13" style:family="paragraph">
      <style:paragraph-properties fo:margin-left="0cm" fo:margin-right="0cm" fo:text-align="end" fo:text-indent="0cm" style:text-autospace="none"/>
      <style:text-properties fo:color="#000000" fo:font-size="11pt"/>
    </style:style>
    <style:style style:name="MP14" style:family="paragraph">
      <style:paragraph-properties fo:margin-left="0cm" fo:margin-right="0cm" fo:text-indent="0cm"/>
      <style:text-properties fo:color="#c00d2d" fo:font-family="Arial" style:font-family-generic="swiss" style:font-pitch="variable" fo:font-size="30pt" fo:font-style="italic" fo:font-weight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0pt" fo:font-weight="bold"/>
    </style:style>
    <style:style style:name="MT3" style:family="text">
      <style:text-properties fo:color="#ffffff" fo:font-family="Arial" style:font-family-generic="swiss" style:font-pitch="variable" fo:font-size="18pt" fo:text-shadow="1pt 1pt" fo:font-weight="bold"/>
    </style:style>
    <style:style style:name="MT4" style:family="text">
      <style:text-properties fo:color="#4c4c4c" fo:font-size="48pt"/>
    </style:style>
    <style:style style:name="MT5" style:family="text">
      <style:text-properties fo:color="#000000" fo:font-family="'Arial Rounded MT Bold'" style:font-family-generic="swiss" style:font-pitch="variable" fo:font-size="12pt" style:font-family-asian="'Arial Narrow'" style:font-family-generic-asian="swiss" style:font-pitch-asian="variable" style:font-size-asian="10pt" style:font-family-complex="'Arial Narrow'" style:font-family-generic-complex="swiss" style:font-pitch-complex="variable" style:font-size-complex="10pt"/>
    </style:style>
    <style:style style:name="MT6" style:family="text">
      <style:text-properties fo:color="#ffffff" fo:font-family="Arial" style:font-family-generic="swiss" style:font-pitch="variable" fo:font-size="24pt"/>
    </style:style>
    <style:style style:name="MT7" style:family="text">
      <style:text-properties fo:font-size="24pt"/>
    </style:style>
    <style:style style:name="MT8" style:family="text">
      <style:text-properties fo:color="#c00d2d" fo:font-family="Arial" style:font-family-generic="swiss" style:font-pitch="variable" fo:font-size="30pt" fo:font-style="italic" fo:font-weight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458cm"/>
        <style:text-properties fo:font-family="Arial" style:font-family-generic="swiss" style:font-pitch="variable" fo:color="#cc0033" fo:font-size="100%"/>
      </text:list-level-style-bullet>
      <text:list-level-style-bullet text:level="2" text:bullet-char="–">
        <style:list-level-properties text:space-before="0.961cm" text:min-label-width="0.458cm"/>
        <style:text-properties fo:font-family="Arial" style:font-family-generic="swiss" style:font-pitch="variable" fo:color="#cc0033" fo:font-size="100%"/>
      </text:list-level-style-bullet>
      <text:list-level-style-bullet text:level="3" text:bullet-char="•">
        <style:list-level-properties text:space-before="1.887cm" text:min-label-width="0.494cm"/>
        <style:text-properties fo:font-family="Arial" style:font-family-generic="swiss" style:font-pitch="variable" fo:color="#cc0033" fo:font-size="100%"/>
      </text:list-level-style-bullet>
      <text:list-level-style-bullet text:level="4" text:bullet-char="–">
        <style:list-level-properties text:space-before="2.857cm" text:min-label-width="0.459cm"/>
        <style:text-properties fo:font-family="Arial" style:font-family-generic="swiss" style:font-pitch="variable" fo:color="#cc0033" fo:font-size="100%"/>
      </text:list-level-style-bullet>
      <text:list-level-style-bullet text:level="5" text:bullet-char="»">
        <style:list-level-properties text:space-before="3.814cm" text:min-label-width="0.463cm"/>
        <style:text-properties fo:font-family="Arial" style:font-family-generic="swiss" style:font-pitch="variable" fo:color="#cc0033" fo:font-size="100%"/>
      </text:list-level-style-bullet>
      <text:list-level-style-bullet text:level="6" text:bullet-char="»">
        <style:list-level-properties text:space-before="3.814cm" text:min-label-width="0.463cm"/>
        <style:text-properties fo:font-family="Arial" style:font-family-generic="swiss" style:font-pitch="variable" fo:color="#cc0033" fo:font-size="100%"/>
      </text:list-level-style-bullet>
      <text:list-level-style-bullet text:level="7" text:bullet-char="»">
        <style:list-level-properties text:space-before="3.814cm" text:min-label-width="0.463cm"/>
        <style:text-properties fo:font-family="Arial" style:font-family-generic="swiss" style:font-pitch="variable" fo:color="#cc0033" fo:font-size="100%"/>
      </text:list-level-style-bullet>
      <text:list-level-style-bullet text:level="8" text:bullet-char="»">
        <style:list-level-properties text:space-before="3.814cm" text:min-label-width="0.463cm"/>
        <style:text-properties fo:font-family="Arial" style:font-family-generic="swiss" style:font-pitch="variable" fo:color="#cc00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45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17cm" svg:height="3.818cm" svg:x="2.759cm" svg:y="3.704cm"/>
      <draw:page-thumbnail draw:layer="backgroundobjects" svg:width="5.517cm" svg:height="3.818cm" svg:x="11.036cm" svg:y="3.704cm"/>
      <draw:page-thumbnail draw:layer="backgroundobjects" svg:width="5.517cm" svg:height="3.818cm" svg:x="19.313cm" svg:y="3.704cm"/>
      <draw:page-thumbnail draw:layer="backgroundobjects" svg:width="5.517cm" svg:height="3.818cm" svg:x="2.759cm" svg:y="11.347cm"/>
      <draw:page-thumbnail draw:layer="backgroundobjects" svg:width="5.517cm" svg:height="3.818cm" svg:x="11.036cm" svg:y="11.347cm"/>
      <draw:page-thumbnail draw:layer="backgroundobjects" svg:width="5.517cm" svg:height="3.818cm" svg:x="19.313cm" svg:y="11.347cm"/>
      <draw:frame draw:style-name="Mgr1" draw:text-style-name="MP2" draw:layer="backgroundobjects" svg:width="11.973cm" svg:height="0.94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973cm" svg:height="0.942cm" svg:x="15.616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973cm" svg:height="0.942cm" svg:x="0cm" svg:y="17.92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973cm" svg:height="0.942cm" svg:x="15.616cm" svg:y="17.927cm">
        <draw:text-box>
          <text:p text:style-name="MP3"><text:span text:style-name="MT1"><text:page-number>1</text:page-number></text:span></text:p>
        </draw:text-box>
      </draw:frame>
      <draw:page-thumbnail draw:layer="backgroundobjects" svg:width="5.517cm" svg:height="3.818cm" svg:x="2.759cm" svg:y="3.704cm"/>
      <draw:page-thumbnail draw:layer="backgroundobjects" svg:width="5.517cm" svg:height="3.818cm" svg:x="11.036cm" svg:y="3.704cm"/>
      <draw:page-thumbnail draw:layer="backgroundobjects" svg:width="5.517cm" svg:height="3.818cm" svg:x="19.313cm" svg:y="3.704cm"/>
      <draw:page-thumbnail draw:layer="backgroundobjects" svg:width="5.517cm" svg:height="3.818cm" svg:x="2.759cm" svg:y="11.347cm"/>
      <draw:page-thumbnail draw:layer="backgroundobjects" svg:width="5.517cm" svg:height="3.818cm" svg:x="11.036cm" svg:y="11.347cm"/>
      <draw:page-thumbnail draw:layer="backgroundobjects" svg:width="5.517cm" svg:height="3.818cm" svg:x="19.313cm" svg:y="11.347cm"/>
      <draw:page-thumbnail draw:layer="backgroundobjects" svg:width="5.517cm" svg:height="3.818cm" svg:x="2.759cm" svg:y="3.704cm"/>
      <draw:page-thumbnail draw:layer="backgroundobjects" svg:width="5.517cm" svg:height="3.818cm" svg:x="11.036cm" svg:y="3.704cm"/>
      <draw:page-thumbnail draw:layer="backgroundobjects" svg:width="5.517cm" svg:height="3.818cm" svg:x="19.313cm" svg:y="3.704cm"/>
      <draw:page-thumbnail draw:layer="backgroundobjects" svg:width="5.517cm" svg:height="3.818cm" svg:x="2.759cm" svg:y="11.347cm"/>
      <draw:page-thumbnail draw:layer="backgroundobjects" svg:width="5.517cm" svg:height="3.818cm" svg:x="11.036cm" svg:y="11.347cm"/>
      <draw:page-thumbnail draw:layer="backgroundobjects" svg:width="5.517cm" svg:height="3.818cm" svg:x="19.313cm" svg:y="11.347cm"/>
      <draw:page-thumbnail draw:layer="backgroundobjects" svg:width="5.517cm" svg:height="3.818cm" svg:x="2.759cm" svg:y="3.704cm"/>
      <draw:page-thumbnail draw:layer="backgroundobjects" svg:width="5.517cm" svg:height="3.818cm" svg:x="11.036cm" svg:y="3.704cm"/>
      <draw:page-thumbnail draw:layer="backgroundobjects" svg:width="5.517cm" svg:height="3.818cm" svg:x="19.313cm" svg:y="3.704cm"/>
      <draw:page-thumbnail draw:layer="backgroundobjects" svg:width="5.517cm" svg:height="3.818cm" svg:x="2.759cm" svg:y="11.347cm"/>
      <draw:page-thumbnail draw:layer="backgroundobjects" svg:width="5.517cm" svg:height="3.818cm" svg:x="11.036cm" svg:y="11.347cm"/>
      <draw:page-thumbnail draw:layer="backgroundobjects" svg:width="5.517cm" svg:height="3.818cm" svg:x="19.313cm" svg:y="11.347cm"/>
      <draw:page-thumbnail draw:layer="backgroundobjects" svg:width="5.517cm" svg:height="3.818cm" svg:x="2.759cm" svg:y="3.704cm"/>
      <draw:page-thumbnail draw:layer="backgroundobjects" svg:width="5.517cm" svg:height="3.818cm" svg:x="11.036cm" svg:y="3.704cm"/>
      <draw:page-thumbnail draw:layer="backgroundobjects" svg:width="5.517cm" svg:height="3.818cm" svg:x="19.313cm" svg:y="3.704cm"/>
      <draw:page-thumbnail draw:layer="backgroundobjects" svg:width="5.517cm" svg:height="3.818cm" svg:x="2.759cm" svg:y="11.347cm"/>
      <draw:page-thumbnail draw:layer="backgroundobjects" svg:width="5.517cm" svg:height="3.818cm" svg:x="11.036cm" svg:y="11.347cm"/>
      <draw:page-thumbnail draw:layer="backgroundobjects" svg:width="5.517cm" svg:height="3.818cm" svg:x="19.313cm" svg:y="11.347cm"/>
      <draw:page-thumbnail draw:layer="backgroundobjects" svg:width="5.517cm" svg:height="3.818cm" svg:x="2.759cm" svg:y="3.704cm"/>
      <draw:page-thumbnail draw:layer="backgroundobjects" svg:width="5.517cm" svg:height="3.818cm" svg:x="11.036cm" svg:y="3.704cm"/>
      <draw:page-thumbnail draw:layer="backgroundobjects" svg:width="5.517cm" svg:height="3.818cm" svg:x="19.313cm" svg:y="3.704cm"/>
      <draw:page-thumbnail draw:layer="backgroundobjects" svg:width="5.517cm" svg:height="3.818cm" svg:x="2.759cm" svg:y="11.347cm"/>
      <draw:page-thumbnail draw:layer="backgroundobjects" svg:width="5.517cm" svg:height="3.818cm" svg:x="11.036cm" svg:y="11.347cm"/>
      <draw:page-thumbnail draw:layer="backgroundobjects" svg:width="5.517cm" svg:height="3.818cm" svg:x="19.313cm" svg:y="11.347cm"/>
    </style:handout-master>
    <style:master-page style:name="Diapo" style:page-layout-name="PM1" draw:style-name="Mdp1">
      <office:forms form:automatic-focus="false" form:apply-design-mode="false"/>
      <draw:frame presentation:style-name="Diapo-outline1" draw:layer="backgroundobjects" svg:width="25.57cm" svg:height="12.573cm" svg:x="1cm" svg:y="4cm" presentation:class="outline" presentation:placeholder="true">
        <draw:text-box/>
      </draw:frame>
      <draw:frame presentation:style-name="Mpr1" draw:text-style-name="MP1" draw:layer="backgroundobjects" svg:width="19cm" svg:height="1.5cm" svg:x="7.5cm" svg:y="1cm" presentation:class="title">
        <draw:text-box>
          <text:p text:style-name="MP1">Cliquez pour éditer le format du texte-titre</text:p>
        </draw:text-box>
      </draw:frame>
      <draw:line presentation:style-name="Mpr2" draw:text-style-name="MP5" draw:layer="backgroundobjects" svg:x1="26.5cm" svg:y1="2.6cm" svg:x2="1cm" svg:y2="2.6cm">
        <text:p/>
      </draw:line>
      <draw:rect draw:style-name="Mgr3" draw:text-style-name="MP6" draw:layer="backgroundobjects" svg:width="27.519cm" svg:height="1.549cm" svg:x="0.001cm" svg:y="17.5cm">
        <text:p/>
      </draw:rect>
      <draw:frame draw:style-name="Mgr4" draw:text-style-name="MP7" draw:layer="backgroundobjects" svg:width="2cm" svg:height="0.645cm" svg:x="5.662cm" svg:y="1.224cm">
        <draw:text-box>
          <text:p text:style-name="MP1"><text:span text:style-name="MT2">Groupe</text:span></text:p>
        </draw:text-box>
      </draw:frame>
      <draw:frame draw:style-name="Mgr5" draw:text-style-name="MP8" draw:layer="backgroundobjects" svg:width="4.279cm" svg:height="0.962cm" svg:x="11.621cm" svg:y="17.95cm">
        <draw:text-box>
          <text:p text:style-name="MP8"><text:span text:style-name="MT3"><text:page-number>1</text:page-number></text:span></text:p>
        </draw:text-box>
      </draw:frame>
      <draw:frame draw:style-name="Mgr6" draw:text-style-name="MP5" draw:layer="backgroundobjects" svg:width="6.5cm" svg:height="1.876cm" svg:x="0.9cm" svg:y="0.536cm">
        <draw:image xlink:href="Pictures/10000201000007D0000002424040D8D2.png" xlink:type="simple" xlink:show="embed" xlink:actuate="onLoad">
          <text:p/>
        </draw:image>
      </draw:frame>
      <draw:frame draw:style-name="Mgr6" draw:text-style-name="MP5" draw:layer="backgroundobjects" svg:width="2.98cm" svg:height="1.228cm" svg:x="0.72cm" svg:y="17.68cm">
        <draw:image xlink:href="Pictures/100000000000017D0000009DB3D8B2CA.png" xlink:type="simple" xlink:show="embed" xlink:actuate="onLoad">
          <text:p/>
        </draw:image>
      </draw:frame>
      <draw:frame draw:style-name="Mgr6" draw:text-style-name="MP5" draw:layer="backgroundobjects" svg:width="5cm" svg:height="1.28cm" svg:x="21.9cm" svg:y="17.7cm">
        <draw:image xlink:href="Pictures/10000201000007C0000001FCABC56320.png" xlink:type="simple" xlink:show="embed" xlink:actuate="onLoad">
          <text:p/>
        </draw:image>
      </draw:frame>
      <presentation:notes style:page-layout-name="PM0">
        <draw:rect draw:style-name="Mgr7" draw:text-style-name="MP5" draw:layer="backgroundobjects" svg:width="27.59cm" svg:height="18.87cm" svg:x="0cm" svg:y="0cm">
          <text:p/>
        </draw:rect>
        <draw:custom-shape draw:style-name="Mgr8" draw:text-style-name="MP9" draw:layer="backgroundobjects" svg:width="27.587cm" svg:height="18.87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9" draw:layer="backgroundobjects" svg:width="27.587cm" svg:height="18.87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iapo-title" draw:layer="backgroundobjects" svg:width="10.217cm" svg:height="7.074cm" svg:x="8.695cm" svg:y="1.419cm" presentation:class="page"/>
        <draw:frame presentation:style-name="Diapo-notes" draw:layer="backgroundobjects" svg:width="20.241cm" svg:height="8.49cm" svg:x="3.672cm" svg:y="8.964cm" presentation:class="notes" presentation:placeholder="true">
          <draw:text-box/>
        </draw:frame>
      </presentation:notes>
    </style:master-page>
    <style:master-page style:name="masque-presentation" style:page-layout-name="PM1" draw:style-name="Mdp2">
      <office:forms form:automatic-focus="false" form:apply-design-mode="false"/>
      <draw:frame draw:style-name="Mgr9" draw:text-style-name="MP5" draw:layer="backgroundobjects" svg:width="27.5cm" svg:height="19.05cm" svg:x="0cm" svg:y="0cm">
        <draw:image xlink:href="Pictures/10000000000001F400000171B66B0DB2.png" xlink:type="simple" xlink:show="embed" xlink:actuate="onLoad">
          <text:p/>
        </draw:image>
      </draw:frame>
      <draw:frame presentation:style-name="Mpr3" draw:text-style-name="MP10" draw:layer="backgroundobjects" svg:width="27.52cm" svg:height="4.5cm" svg:x="0cm" svg:y="4.9cm" presentation:class="title">
        <draw:text-box>
          <text:p text:style-name="MP8"><text:span text:style-name="MT4">Cliquez pour éditer le format du texte-titre</text:span></text:p>
        </draw:text-box>
      </draw:frame>
      <draw:frame presentation:style-name="Mpr4" draw:text-style-name="MP11" draw:layer="backgroundobjects" svg:width="15cm" svg:height="6cm" svg:x="6.5cm" svg:y="10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3" draw:layer="backgroundobjects" svg:width="19cm" svg:height="3.227cm" svg:x="8.3cm" svg:y="14.301cm">
        <draw:text-box>
          <text:p text:style-name="MP12"><text:span text:style-name="MT5">Groupe LINAGORA</text:span></text:p>
          <text:p text:style-name="MP12"><text:span text:style-name="MT5"/></text:p>
          <text:p text:style-name="MP12"><text:span text:style-name="MT5">27 rue de Berri </text:span></text:p>
          <text:p text:style-name="MP12"><text:span text:style-name="MT5">75008 PARIS</text:span></text:p>
          <text:p text:style-name="MP12"><text:span text:style-name="MT5">Tél. : 01 58 18 68 28</text:span></text:p>
          <text:p text:style-name="MP12"><text:span text:style-name="MT5">Fax : 01 58 18 68 29</text:span></text:p>
        </draw:text-box>
      </draw:frame>
      <draw:rect draw:style-name="Mgr10" draw:text-style-name="MP6" draw:layer="backgroundobjects" svg:width="27.519cm" svg:height="1.15cm" svg:x="0cm" svg:y="17.9cm">
        <text:p text:style-name="MP1"><text:span text:style-name="MT6"><text:a xlink:href="http://www.linagora.com/">www.linagora.com</text:a></text:span><text:span text:style-name="MT6"> | </text:span><text:span text:style-name="MT6"><text:a xlink:href="http://www.08000linux.com/">www.08000linux.com</text:a></text:span><text:span text:style-name="MT6"> | </text:span><text:span text:style-name="MT6"><text:a xlink:href="http://www.linagora.org/">www.linagora.org</text:a></text:span><text:span text:style-name="MT7"> </text:span></text:p>
      </draw:rect>
      <draw:frame draw:style-name="Mgr4" draw:text-style-name="MP14" draw:layer="backgroundobjects" svg:width="16cm" svg:height="3.794cm" svg:x="0.1cm" svg:y="14.001cm">
        <draw:text-box>
          <text:p text:style-name="MP1"><text:span text:style-name="MT8">Ensemble,</text:span></text:p>
          <text:p text:style-name="MP1"><text:span text:style-name="MT8">réussissons</text:span></text:p>
          <text:p text:style-name="MP1"><text:span text:style-name="MT8">les grands projets du Libre</text:span></text:p>
        </draw:text-box>
      </draw:frame>
      <draw:frame draw:style-name="Mgr6" draw:text-style-name="MP5" draw:layer="backgroundobjects" svg:width="12.13cm" svg:height="3.5cm" svg:x="0.603cm" svg:y="0.8cm">
        <draw:image xlink:href="Pictures/10000201000007D0000002424040D8D2.png" xlink:type="simple" xlink:show="embed" xlink:actuate="onLoad">
          <text:p/>
        </draw:image>
      </draw:frame>
      <draw:frame draw:style-name="Mgr6" draw:text-style-name="MP5" draw:layer="backgroundobjects" svg:width="11cm" svg:height="2.816cm" svg:x="16cm" svg:y="1cm">
        <draw:image xlink:href="Pictures/10000201000007C0000001FCABC56320.png" xlink:type="simple" xlink:show="embed" xlink:actuate="onLoad">
          <text:p/>
        </draw:image>
      </draw:frame>
      <presentation:notes style:page-layout-name="PM0">
        <draw:rect draw:style-name="Mgr7" draw:text-style-name="MP5" draw:layer="backgroundobjects" svg:width="27.59cm" svg:height="18.87cm" svg:x="0cm" svg:y="0cm">
          <text:p/>
        </draw:rect>
        <draw:custom-shape draw:style-name="Mgr8" draw:text-style-name="MP9" draw:layer="backgroundobjects" svg:width="27.587cm" svg:height="18.87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9" draw:layer="backgroundobjects" svg:width="27.587cm" svg:height="18.87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masque-presentation-title" draw:layer="backgroundobjects" svg:width="10.217cm" svg:height="7.074cm" svg:x="8.695cm" svg:y="1.419cm" presentation:class="page"/>
        <draw:frame presentation:style-name="masque-presentation-notes" draw:layer="backgroundobjects" svg:width="20.241cm" svg:height="8.49cm" svg:x="3.672cm" svg:y="8.96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Présentation</dc:title>
    <dc:subject>Groupe LINAGORA</dc:subject>
    <meta:initial-creator>Amélie DEGUERRY</meta:initial-creator>
    <meta:creation-date>2007-09-20T14:06:29</meta:creation-date>
    <dc:creator>Thomas Cataldo</dc:creator>
    <dc:date>2009-03-04T22:32:46</dc:date>
    <meta:printed-by>Amélie DEGUERRY</meta:printed-by>
    <meta:print-date>2007-08-27T16:37:33</meta:print-date>
    <dc:language>fr-FR</dc:language>
    <meta:editing-cycles>769</meta:editing-cycles>
    <meta:editing-duration>PT85H49M56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